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office:automatic-styles>
  <office:body>
    <office:spreadsheet>
      <table:table table:name="Sheet1" table:style-name="ta1" table:print="false">
        <table:table-column table:style-name="co1" table:number-columns-repeated="14" table:default-cell-style-name="Default"/>
        <table:table-row table:style-name="ro1">
          <table:table-cell office:value-type="string">
            <text:p>area_name</text:p>
          </table:table-cell>
          <table:table-cell office:value-type="string">
            <text:p>name</text:p>
          </table:table-cell>
          <table:table-cell office:value-type="string">
            <text:p>description</text:p>
          </table:table-cell>
          <table:table-cell office:value-type="string">
            <text:p>email</text:p>
          </table:table-cell>
          <table:table-cell office:value-type="string">
            <text:p>phone</text:p>
          </table:table-cell>
          <table:table-cell office:value-type="string">
            <text:p>rating</text:p>
          </table:table-cell>
          <table:table-cell office:value-type="string">
            <text:p>latitude</text:p>
          </table:table-cell>
          <table:table-cell office:value-type="string">
            <text:p>longitude</text:p>
          </table:table-cell>
          <table:table-cell office:value-type="string">
            <text:p>address</text:p>
          </table:table-cell>
          <table:table-cell office:value-type="string">
            <text:p>company_image</text:p>
          </table:table-cell>
          <table:table-cell office:value-type="string">
            <text:p>companytype_id</text:p>
          </table:table-cell>
          <table:table-cell office:value-type="string">
            <text:p>active</text:p>
          </table:table-cell>
          <table:table-cell office:value-type="string">
            <text:p>catalog_enabled</text:p>
          </table:table-cell>
          <table:table-cell office:value-type="string">
            <text:p>slug</text:p>
          </table:table-cell>
        </table:table-row>
        <table:table-row table:style-name="ro1">
          <table:table-cell office:value-type="string">
            <text:p>Downtown</text:p>
          </table:table-cell>
          <table:table-cell office:value-type="string">
            <text:p>LA PALMERAIE MOROCCAN RESTAURANT</text:p>
          </table:table-cell>
          <table:table-cell table:style-name="ce1" office:value-type="string">
            <text:p>Journey from Cairo to Marrakesh at La Palmeraie, a Moroccan restaurant on Gezirah Island where the menu is as authentic as the ambiance. Here, you can feast on fragrant tagines, fluffy couscous and pastilla pies served with fresh Moroccan salads. ... Inside the restaurant, belly-dancing shows and live music add to the fun.</text:p>
          </table:table-cell>
          <table:table-cell office:value-type="string">
            <text:p>H5307-KC3@sofitel.com</text:p>
          </table:table-cell>
          <table:table-cell office:value-type="float" office:value="20227373737">
            <text:p>20227373737</text:p>
          </table:table-cell>
          <table:table-cell office:value-type="float" office:value="4.2">
            <text:p>4.2</text:p>
          </table:table-cell>
          <table:table-cell office:value-type="float" office:value="30.0385231">
            <text:p>30.04</text:p>
          </table:table-cell>
          <table:table-cell office:value-type="float" office:value="31.2227123">
            <text:p>31.22</text:p>
          </table:table-cell>
          <table:table-cell office:value-type="string">
            <text:p>3 El Thawra Council St Zamalek </text:p>
          </table:table-cell>
          <table:table-cell office:value-type="string">
            <text:p>http://frontendmarketplace.com/import_images/18-05-2020/hanygan/image1.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Corniche El Nil</text:p>
          </table:table-cell>
          <table:table-cell office:value-type="string">
            <text:p>The Grill</text:p>
          </table:table-cell>
          <table:table-cell office:value-type="string">
            <text:p>A grill is a piece of cooking equipment where the cooking surface consists of an open rack or grate with a heat source underneath. Depending on the type of grill, the heat source can be an open flame (either gas or charcoal) or electric</text:p>
          </table:table-cell>
          <table:table-cell office:value-type="string">
            <text:p>info.semiramisic@ihg.com</text:p>
          </table:table-cell>
          <table:table-cell office:value-type="string">
            <text:p>20 2 27988000</text:p>
          </table:table-cell>
          <table:table-cell office:value-type="float" office:value="4.6">
            <text:p>4.6</text:p>
          </table:table-cell>
          <table:table-cell office:value-type="float" office:value="30.0429146">
            <text:p>30.04</text:p>
          </table:table-cell>
          <table:table-cell office:value-type="float" office:value="31.2300474">
            <text:p>31.23</text:p>
          </table:table-cell>
          <table:table-cell office:value-type="string">
            <text:p>Corniche El Nil, Qasr Ad Dobarah, Qasr El Nil, Cairo Governorate 11511, Egypt</text:p>
          </table:table-cell>
          <table:table-cell office:value-type="string">
            <text:p>http://frontendmarketplace.com/import_images/18-05-2020/hanygan/image2.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Corniche El Nil</text:p>
          </table:table-cell>
          <table:table-cell office:value-type="string">
            <text:p>Pane Vino</text:p>
          </table:table-cell>
          <table:table-cell table:style-name="ce1" office:value-type="string">
            <text:p>Only the finest ingredients have been hand-selected for an authentic taste of Italy at Pane Vino. Share the universal passion for pasta and pizza alongside a glass of wine from our extensive selection with panoramic Nile views as your backdrop. Ask about our business luncheons. Open daily for lunch and dinner.'</text:p>
          </table:table-cell>
          <table:table-cell office:value-type="string">
            <text:p>info@panevino.ca</text:p>
          </table:table-cell>
          <table:table-cell office:value-type="string">
            <text:p>20 2 27988000</text:p>
          </table:table-cell>
          <table:table-cell office:value-type="float" office:value="4.3">
            <text:p>4.3</text:p>
          </table:table-cell>
          <table:table-cell office:value-type="float" office:value="30.0433284">
            <text:p>30.04</text:p>
          </table:table-cell>
          <table:table-cell office:value-type="float" office:value="31.2296646">
            <text:p>31.23</text:p>
          </table:table-cell>
          <table:table-cell office:value-type="string">
            <text:p>P.O. Box 60 , Cairo ,11511, Egypt</text:p>
          </table:table-cell>
          <table:table-cell office:value-type="string">
            <text:p>http://frontendmarketplace.com/import_images/18-05-2020/hanygan/image3.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Downtown</text:p>
          </table:table-cell>
          <table:table-cell office:value-type="string">
            <text:p>Le Deck - By Laurent Peugeot</text:p>
          </table:table-cell>
          <table:table-cell/>
          <table:table-cell office:value-type="string">
            <text:p>H5307-KC3@sofitel.com</text:p>
          </table:table-cell>
          <table:table-cell office:value-type="string">
            <text:p>20 2 27373737</text:p>
          </table:table-cell>
          <table:table-cell office:value-type="float" office:value="4.2">
            <text:p>4.2</text:p>
          </table:table-cell>
          <table:table-cell office:value-type="float" office:value="30.0389969">
            <text:p>30.04</text:p>
          </table:table-cell>
          <table:table-cell office:value-type="float" office:value="31.2227581">
            <text:p>31.22</text:p>
          </table:table-cell>
          <table:table-cell office:value-type="string">
            <text:p>3 El Thawra Council St Zamalek, Downtown, CAIRO, Cairo Governorate , Egypt</text:p>
          </table:table-cell>
          <table:table-cell office:value-type="string">
            <text:p>http://frontendmarketplace.com/import_images/18-05-2020/hanygan/image4.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Corniche El Nile </text:p>
          </table:table-cell>
          <table:table-cell office:value-type="string">
            <text:p>Birdcage</text:p>
          </table:table-cell>
          <table:table-cell table:style-name="ce1" office:value-type="string">
            <text:p>Standing on the site of the historic Semiramis hotel, guests can enjoy modern luxury on the River Nile. This Cairo hotel features a 26 m2 rooftop pool and fine dining with exquisite cuisine for every taste. A selection of twelve restaurants and bars reflect contemporary design, with the Nile Terrace offering stunning views of the sunset over the Nile. Located in the heart of the city centre this hotel offers free Wi-Fi and is located next to the Egyptian Museum and bazaars of old Cairo.</text:p>
          </table:table-cell>
          <table:table-cell office:value-type="string">
            <text:p>info.semiramisic@ihg.com </text:p>
          </table:table-cell>
          <table:table-cell office:value-type="string">
            <text:p>20 2 27988000</text:p>
          </table:table-cell>
          <table:table-cell office:value-type="float" office:value="4.4">
            <text:p>4.4</text:p>
          </table:table-cell>
          <table:table-cell office:value-type="float" office:value="30.0431172">
            <text:p>30.04</text:p>
          </table:table-cell>
          <table:table-cell office:value-type="float" office:value="31.2301043">
            <text:p>31.23</text:p>
          </table:table-cell>
          <table:table-cell office:value-type="string">
            <text:p>Semiramis InterContinental Hotel, Corniche El Nile Street, , Cairo Governorate, Egypt</text:p>
          </table:table-cell>
          <table:table-cell office:value-type="string">
            <text:p>http://frontendmarketplace.com/import_images/18-05-2020/hanygan/image5.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Qasr El Ni</text:p>
          </table:table-cell>
          <table:table-cell office:value-type="string">
            <text:p>Sabaya</text:p>
          </table:table-cell>
          <table:table-cell table:style-name="ce1" office:value-type="string">
            <text:p>Sabaya may be rooted in Lebanese tradition, but Labenese Chef Walid Baz is willing to branch out with contemporary flair. Mezzas are the magic of the menu, with hot and cold options is including kebbe nayye, stuffed vine leaves, hommos bil awarma, makanik and cheese manqish. In accordance with Labanese custom, you will be brought to the lounge for after dinner tea, sweets and conversation.</text:p>
          </table:table-cell>
          <table:table-cell office:value-type="string">
            <text:p>info.semiramisic@ihg.com</text:p>
          </table:table-cell>
          <table:table-cell office:value-type="string">
            <text:p>20 2 27988000</text:p>
          </table:table-cell>
          <table:table-cell office:value-type="float" office:value="4.2">
            <text:p>4.2</text:p>
          </table:table-cell>
          <table:table-cell office:value-type="float" office:value="30.0428308">
            <text:p>30.04</text:p>
          </table:table-cell>
          <table:table-cell office:value-type="float" office:value="31.2301623">
            <text:p>31.23</text:p>
          </table:table-cell>
          <table:table-cell office:value-type="string">
            <text:p>Corniche El Nil?Qasr, Ad Dobarah, Qasr El Nil, Cairo Governorate 11511, Egypt</text:p>
          </table:table-cell>
          <table:table-cell office:value-type="string">
            <text:p>http://frontendmarketplace.com/import_images/18-05-2020/hanygan/image6.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Corniche El Nil</text:p>
          </table:table-cell>
          <table:table-cell office:value-type="string">
            <text:p>Saigon Restaurant &amp; Lounge</text:p>
          </table:table-cell>
          <table:table-cell office:value-type="string">
            <text:p>Saigon Restaurant &amp; Lounge Fairmont Nile City's Pan-Asian fine dining restaurant presents a unique sharing concept while offering a signature twist on Asian cuisine. The signature restaurant and lounge promises an unmatched culinary experience.</text:p>
          </table:table-cell>
          <table:table-cell office:value-type="string">
            <text:p>nilecity@fairmont.com</text:p>
          </table:table-cell>
          <table:table-cell office:value-type="string">
            <text:p>20 2 24619494</text:p>
          </table:table-cell>
          <table:table-cell office:value-type="float" office:value="4.6">
            <text:p>4.6</text:p>
          </table:table-cell>
          <table:table-cell office:value-type="float" office:value="30.0722011">
            <text:p>30.07</text:p>
          </table:table-cell>
          <table:table-cell office:value-type="float" office:value="31.2258009">
            <text:p>31.23</text:p>
          </table:table-cell>
          <table:table-cell office:value-type="string">
            <text:p>Nile City towers, 2005B Corniche El Nil, Ramlet Beaulac</text:p>
          </table:table-cell>
          <table:table-cell office:value-type="string">
            <text:p>http://frontendmarketplace.com/import_images/18-05-2020/hanygan/image7.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Zamalek</text:p>
          </table:table-cell>
          <table:table-cell office:value-type="string">
            <text:p>Mezcal</text:p>
          </table:table-cell>
          <table:table-cell table:style-name="ce1" office:value-type="string">
            <text:p>Mezcal is the product of many years of traveling, tasting &amp; discovering. Our journeys have led us to a love for Latin American cuisine, with all its modern &amp; traditional variations. With a focus on new age Peruvian &amp; Mexican cuisine we hope to stimulate your senses with powerful flavors. We’ve spared no expense to bring over essential ingredients such as aji amarillo, aji panca &amp; aji rocotto chilies from Peru, chipotles &amp; habaneros from Mexico, among others. Our ever creative and resourceful chefs have managed to blend these flavors with the best local produce, giving a truly novel experience in Egypt.</text:p>
          </table:table-cell>
          <table:table-cell office:value-type="string">
            <text:p>reservations@mezcalcairo.com</text:p>
          </table:table-cell>
          <table:table-cell office:value-type="string">
            <text:p>20 127 111 3764</text:p>
          </table:table-cell>
          <table:table-cell office:value-type="float" office:value="4.5">
            <text:p>4.5</text:p>
          </table:table-cell>
          <table:table-cell office:value-type="float" office:value="30.0673739">
            <text:p>30.07</text:p>
          </table:table-cell>
          <table:table-cell office:value-type="float" office:value="31.2173754">
            <text:p>31.22</text:p>
          </table:table-cell>
          <table:table-cell office:value-type="string">
            <text:p>Taha Hussein, Abu Al Feda, Zamalek, Cairo Governorate, Egypt</text:p>
          </table:table-cell>
          <table:table-cell office:value-type="string">
            <text:p>http://frontendmarketplace.com/import_images/18-05-2020/hanygan/image8.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Corniche El Nil</text:p>
          </table:table-cell>
          <table:table-cell office:value-type="string">
            <text:p>Night &amp; Day</text:p>
          </table:table-cell>
          <table:table-cell table:style-name="ce1" office:value-type="string">
            <text:p>The Night &amp; Day is buffet dining a la minute at its finest. Chefs wait at their cooking stations to prepare fusion fare to order. The Asian station offers dim sum and Sushi, wok and Teppanyaki specialities, the grill station is where you'll go for Oriental and Tandoori items and the pasta and noodle station is just right for lighter bites. Salad, cold cut, carving and dessert stations complete the feast. Check out the Big Friday brunch. Located in the Semiramis InterContinental Cairo Lobby level Open daily for breakfast, lunch and dinner.'</text:p>
          </table:table-cell>
          <table:table-cell/>
          <table:table-cell office:value-type="string">
            <text:p>20 2 27988000</text:p>
          </table:table-cell>
          <table:table-cell office:value-type="float" office:value="4.2">
            <text:p>4.2</text:p>
          </table:table-cell>
          <table:table-cell office:value-type="float" office:value="30.0430733">
            <text:p>30.04</text:p>
          </table:table-cell>
          <table:table-cell office:value-type="float" office:value="31.2295849">
            <text:p>31.23</text:p>
          </table:table-cell>
          <table:table-cell office:value-type="string">
            <text:p>Semiramis InterContinental, Corniche El Nile, Garden City? Garden City? Cairo? Cairo Governorate , Egypt</text:p>
          </table:table-cell>
          <table:table-cell office:value-type="string">
            <text:p>http://frontendmarketplace.com/import_images/18-05-2020/hanygan/image9.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Nile Corniche</text:p>
          </table:table-cell>
          <table:table-cell office:value-type="string">
            <text:p>Kamala Restaurant &amp; Bar</text:p>
          </table:table-cell>
          <table:table-cell table:style-name="ce1" office:value-type="string">
            <text:p>Experience a culinary journey through South-East Asia at Kamala restaurant at Conrad Cairo. The stylish oriental décor and sophisticated mood lighting make this beautiful Cairo restaurant the perfect tranquil escape from city life. Our expert Thai Chef Atita and her team are specialized in creating mouthwatering dishes full of fresh and aromatic ingredients, producing the authentic sweet and sour flavors of the east. Enjoy the Asian sea food specials - stir fried nix seafood with vegetables, ginger, oyster sauce in hot pan and much more. Begin your meal with a selection of Chinese dim sum, these bite-sized portions are ideal for sharing and trying new flavors. Choose from a wide array of delectable dishes for your main meal, prepared using traditional charcoal grills and sizzling woks. Special steamers are also used to create light and healthy dishes which capture a true taste of the orient.</text:p>
          </table:table-cell>
          <table:table-cell office:value-type="string">
            <text:p>dining.conradcairo@conradhotels.com</text:p>
          </table:table-cell>
          <table:table-cell office:value-type="string">
            <text:p>20 2 25808481</text:p>
          </table:table-cell>
          <table:table-cell office:value-type="float" office:value="4">
            <text:p>4</text:p>
          </table:table-cell>
          <table:table-cell office:value-type="float" office:value="30.0656608">
            <text:p>30.07</text:p>
          </table:table-cell>
          <table:table-cell office:value-type="float" office:value="31.2260842">
            <text:p>31.23</text:p>
          </table:table-cell>
          <table:table-cell office:value-type="string">
            <text:p>El Nil, Conrad Cairo, Nile Corniche, Cairo Governorate , Egypt</text:p>
          </table:table-cell>
          <table:table-cell office:value-type="string">
            <text:p>http://frontendmarketplace.com/import_images/18-05-2020/hanygan/image10.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Dokki</text:p>
          </table:table-cell>
          <table:table-cell office:value-type="string">
            <text:p>Sea Gull</text:p>
          </table:table-cell>
          <table:table-cell table:style-name="ce1" office:value-type="string">
            <text:p>Here and in the El Max area of ??Alexandria, specifically in this ancient historical building that dates back to the eighteenth century .. It is currently known that combines the authenticity of the past with the modernity of the present, here Napoleon Bonaparte lived after he landed his forces at night on July 2, 1798 and gathered his forces and his war forces under The leadership of his officers and generals, "Kléber-Bonn-Minot" and the establishment of a military port next to him and called him the French port and remained this name to this day. Napoleon Bonaparte lived in this immortal place in order to plan his subsequent conquests and victories.</text:p>
          </table:table-cell>
          <table:table-cell office:value-type="string">
            <text:p>Info_Cairo@seagullegypt.net</text:p>
          </table:table-cell>
          <table:table-cell office:value-type="string">
            <text:p>20 2 37494244</text:p>
          </table:table-cell>
          <table:table-cell office:value-type="float" office:value="4.2">
            <text:p>4.2</text:p>
          </table:table-cell>
          <table:table-cell office:value-type="float" office:value="30.0448399">
            <text:p>30.04</text:p>
          </table:table-cell>
          <table:table-cell office:value-type="float" office:value="31.2168043">
            <text:p>31.22</text:p>
          </table:table-cell>
          <table:table-cell office:value-type="string">
            <text:p>106 Nile St. Dokki</text:p>
          </table:table-cell>
          <table:table-cell office:value-type="string">
            <text:p>http://frontendmarketplace.com/import_images/18-05-2020/hanygan/image11.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Zamalek</text:p>
          </table:table-cell>
          <table:table-cell office:value-type="string">
            <text:p>Maison Thomas | Zamalek</text:p>
          </table:table-cell>
          <table:table-cell office:value-type="string">
            <text:p>International Cuisine well know for our pizza, platters, sandwiches and desserts'</text:p>
          </table:table-cell>
          <table:table-cell office:value-type="string">
            <text:p>hello@maisonthomas.net</text:p>
          </table:table-cell>
          <table:table-cell office:value-type="string">
            <text:p>20 122 369 2004</text:p>
          </table:table-cell>
          <table:table-cell office:value-type="float" office:value="4.4">
            <text:p>4.4</text:p>
          </table:table-cell>
          <table:table-cell office:value-type="float" office:value="30.059141">
            <text:p>30.06</text:p>
          </table:table-cell>
          <table:table-cell office:value-type="float" office:value="31.2219551">
            <text:p>31.22</text:p>
          </table:table-cell>
          <table:table-cell office:value-type="string">
            <text:p>157, 26th of July St. Zamalek</text:p>
          </table:table-cell>
          <table:table-cell office:value-type="string">
            <text:p>http://frontendmarketplace.com/import_images/18-05-2020/hanygan/image12.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Zamalek</text:p>
          </table:table-cell>
          <table:table-cell office:value-type="string">
            <text:p>Antique Khana</text:p>
          </table:table-cell>
          <table:table-cell office:value-type="string">
            <text:p>Antique Khana is known for its tranquil/nostalgic ambiance. We serve a wide variety of savory plates from our tiny cuisine.</text:p>
          </table:table-cell>
          <table:table-cell/>
          <table:table-cell office:value-type="string">
            <text:p>20 128 091 2684</text:p>
          </table:table-cell>
          <table:table-cell office:value-type="float" office:value="4.4">
            <text:p>4.4</text:p>
          </table:table-cell>
          <table:table-cell office:value-type="float" office:value="30.060989">
            <text:p>30.06</text:p>
          </table:table-cell>
          <table:table-cell office:value-type="float" office:value="31.2203383">
            <text:p>31.22</text:p>
          </table:table-cell>
          <table:table-cell office:value-type="string">
            <text:p>8 Brazil Street, Zamalek</text:p>
          </table:table-cell>
          <table:table-cell office:value-type="string">
            <text:p>http://frontendmarketplace.com/import_images/18-05-2020/hanygan/image13.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Zamalek</text:p>
          </table:table-cell>
          <table:table-cell office:value-type="string">
            <text:p>Sabai Sabai</text:p>
          </table:table-cell>
          <table:table-cell/>
          <table:table-cell office:value-type="string">
            <text:p>info@sabai-sabai-sukhumvit.com</text:p>
          </table:table-cell>
          <table:table-cell office:value-type="string">
            <text:p>20 100 170 2827</text:p>
          </table:table-cell>
          <table:table-cell office:value-type="float" office:value="4.1">
            <text:p>4.1</text:p>
          </table:table-cell>
          <table:table-cell office:value-type="float" office:value="30.0658323">
            <text:p>30.07</text:p>
          </table:table-cell>
          <table:table-cell office:value-type="float" office:value="31.2142804">
            <text:p>31.21</text:p>
          </table:table-cell>
          <table:table-cell office:value-type="string">
            <text:p>1 El Gazera El Wosta Street</text:p>
          </table:table-cell>
          <table:table-cell office:value-type="string">
            <text:p>http://frontendmarketplace.com/import_images/18-05-2020/hanygan/image14.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El-Khalifa</text:p>
          </table:table-cell>
          <table:table-cell office:value-type="string">
            <text:p>Hard Rock Cafe Il Cairo</text:p>
          </table:table-cell>
          <table:table-cell table:style-name="ce1" office:value-type="string">
            <text:p>Relax and enjoy the spectacular view of the Mokattam Hill at Hard Rock Café Cairo, facing the famous Salah El Din El Ayoubi Citadel and unique views of the most prominent landmarks of Cairo’s history, notably the Citadel, surrounded by Islamic &amp; Coptic Fustat, treat yourself to the world famous food.</text:p>
          </table:table-cell>
          <table:table-cell office:value-type="string">
            <text:p>Cairo_marketing@hardrock-eg.com </text:p>
          </table:table-cell>
          <table:table-cell office:value-type="string">
            <text:p>20 109 866 0003</text:p>
          </table:table-cell>
          <table:table-cell office:value-type="float" office:value="4.3">
            <text:p>4.3</text:p>
          </table:table-cell>
          <table:table-cell office:value-type="float" office:value="30.027836">
            <text:p>30.03</text:p>
          </table:table-cell>
          <table:table-cell office:value-type="float" office:value="31.2645533">
            <text:p>31.26</text:p>
          </table:table-cell>
          <table:table-cell office:value-type="string">
            <text:p>Citadel Plaza? Building 1, Al Abageyah, El-Khalifa, Cairo Governorate , Egypt</text:p>
          </table:table-cell>
          <table:table-cell office:value-type="string">
            <text:p>http://frontendmarketplace.com/import_images/18-05-2020/hanygan/image15.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Zamalek</text:p>
          </table:table-cell>
          <table:table-cell office:value-type="string">
            <text:p>Five Bells</text:p>
          </table:table-cell>
          <table:table-cell office:value-type="string">
            <text:p>The restaurant has a sprawling terrace lined with tall trees, shielding you away from the street and with plenty of space for privacy.</text:p>
          </table:table-cell>
          <table:table-cell office:value-type="string">
            <text:p>haroutaram@hotmail.com</text:p>
          </table:table-cell>
          <table:table-cell office:value-type="string">
            <text:p>20 2 27358980</text:p>
          </table:table-cell>
          <table:table-cell office:value-type="float" office:value="4.3">
            <text:p>4.3</text:p>
          </table:table-cell>
          <table:table-cell office:value-type="float" office:value="30.0649014">
            <text:p>30.06</text:p>
          </table:table-cell>
          <table:table-cell office:value-type="float" office:value="31.2150848">
            <text:p>31.22</text:p>
          </table:table-cell>
          <table:table-cell office:value-type="string">
            <text:p>13 Ismail Mohammed st., ZAmalek Cairo, Egypt</text:p>
          </table:table-cell>
          <table:table-cell office:value-type="string">
            <text:p>http://frontendmarketplace.com/import_images/18-05-2020/hanygan/image16.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Pyramids</text:p>
          </table:table-cell>
          <table:table-cell office:value-type="string">
            <text:p>Citrus Pool Bar &amp; Restaurant at Le Méridien Pyramids</text:p>
          </table:table-cell>
          <table:table-cell office:value-type="string">
            <text:p>A Candle Light Dinner at one of the Romantic restaurants in the city. Citrus pool bar &amp; restaurant located in the heart of the pool and overlooking a ... All reviews baba ganoush pyramid view ate here meridian pyramids appetizers egypt</text:p>
          </table:table-cell>
          <table:table-cell office:value-type="string">
            <text:p>customer.care@marriot-service.com</text:p>
          </table:table-cell>
          <table:table-cell office:value-type="string">
            <text:p>20 2 33777070</text:p>
          </table:table-cell>
          <table:table-cell office:value-type="float" office:value="4">
            <text:p>4</text:p>
          </table:table-cell>
          <table:table-cell office:value-type="float" office:value="29.9892475">
            <text:p>29.99</text:p>
          </table:table-cell>
          <table:table-cell office:value-type="float" office:value="31.1285738">
            <text:p>31.13</text:p>
          </table:table-cell>
          <table:table-cell office:value-type="string">
            <text:p>El Remaya Square - Pyramids Cairo? , Egypt</text:p>
          </table:table-cell>
          <table:table-cell office:value-type="string">
            <text:p>http://frontendmarketplace.com/import_images/18-05-2020/hanygan/image17.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Zamalek</text:p>
          </table:table-cell>
          <table:table-cell office:value-type="string">
            <text:p>O's Pasta</text:p>
          </table:table-cell>
          <table:table-cell office:value-type="string">
            <text:p>Delicious creations and authentic recipes, perfected. Life is beautiful, taste it here!'</text:p>
          </table:table-cell>
          <table:table-cell office:value-type="string">
            <text:p>chef@ospasta.com</text:p>
          </table:table-cell>
          <table:table-cell office:value-type="string">
            <text:p>20 122 221 6050</text:p>
          </table:table-cell>
          <table:table-cell office:value-type="float" office:value="4.6">
            <text:p>4.6</text:p>
          </table:table-cell>
          <table:table-cell office:value-type="float" office:value="30.0596191">
            <text:p>30.06</text:p>
          </table:table-cell>
          <table:table-cell office:value-type="float" office:value="31.2212321">
            <text:p>31.22</text:p>
          </table:table-cell>
          <table:table-cell office:value-type="string">
            <text:p>159 26 July St, <text:s/>Zamalek</text:p>
          </table:table-cell>
          <table:table-cell office:value-type="string">
            <text:p>http://frontendmarketplace.com/import_images/18-05-2020/hanygan/image18.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Zamalek</text:p>
          </table:table-cell>
          <table:table-cell office:value-type="string">
            <text:p>Butcher's Burger</text:p>
          </table:table-cell>
          <table:table-cell table:style-name="ce1" office:value-type="string">
            <text:p>Our Burgers are not made from typical hamburger meat; The Burger Patties are made of a special combination of sirloin, short rib, chuck, and brisket cuts, specially chosen for flavor, juiciness, and leanness. (The meat had never been frozen, and the patties are prepared fresh every morning, and sometimes prepared twice a day!)</text:p>
          </table:table-cell>
          <table:table-cell office:value-type="string">
            <text:p>info@butchersburger.net</text:p>
          </table:table-cell>
          <table:table-cell office:value-type="string">
            <text:p>20 112 230 0000</text:p>
          </table:table-cell>
          <table:table-cell office:value-type="float" office:value="4.2">
            <text:p>4.2</text:p>
          </table:table-cell>
          <table:table-cell office:value-type="float" office:value="30.0644321">
            <text:p>30.06</text:p>
          </table:table-cell>
          <table:table-cell office:value-type="float" office:value="31.2134604">
            <text:p>31.21</text:p>
          </table:table-cell>
          <table:table-cell office:value-type="string">
            <text:p>5 Abou EL Feda St. Om </text:p>
          </table:table-cell>
          <table:table-cell office:value-type="string">
            <text:p>http://frontendmarketplace.com/import_images/18-05-2020/hanygan/image19.jpg</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string">
            <text:p>Heliopolis</text:p>
          </table:table-cell>
          <table:table-cell office:value-type="string">
            <text:p>The Smokery Heliopolis</text:p>
          </table:table-cell>
          <table:table-cell table:style-name="ce1" office:value-type="string">
            <text:p>The Smokery is a chain of upscale restaurants located in some of the most stunning and prestigious locations all across Egypt, with the first one being in Katameya Heights, Cairo followed by El Gouna, Hurghada and Marassi in the North Coast. The Smokery provides high quality fine dining in charming and exclusive settings providing a diverse menu and producing some of the finest smoked salmon in the World. Repeatedly excelling in hosting a variety of events such as weddings, engagements, New Year's Eve parties, Opening Ceremonies, and much more, The Smokery's unique venues have been categorized among the country's most popular destinations for events, promising exceptional cuisine and service.</text:p>
          </table:table-cell>
          <table:table-cell office:value-type="string">
            <text:p>management@thesmokery.com</text:p>
          </table:table-cell>
          <table:table-cell office:value-type="string">
            <text:p>20 102 601 9175</text:p>
          </table:table-cell>
          <table:table-cell office:value-type="float" office:value="4.3">
            <text:p>4.3</text:p>
          </table:table-cell>
          <table:table-cell office:value-type="float" office:value="30.0926692">
            <text:p>30.09</text:p>
          </table:table-cell>
          <table:table-cell office:value-type="float" office:value="31.3260884">
            <text:p>31.33</text:p>
          </table:table-cell>
          <table:table-cell office:value-type="string">
            <text:p>58 Beirut St? 2 Samannoud, Almazah</text:p>
          </table:table-cell>
          <table:table-cell office:value-type="string">
            <text:p>http://frontendmarketplace.com/import_images/18-05-2020/hanygan/image20.jpg</text:p>
          </table:table-cell>
          <table:table-cell table:number-columns-repeated="2" office:value-type="float" office:value="1">
            <text:p>1</text:p>
          </table:table-cell>
          <table:table-cell office:value-type="float" office:value="0">
            <text:p>0</text:p>
          </table:table-cell>
          <table:table-cell/>
        </table:table-row>
        <table:table-row table:style-name="ro1" table:number-rows-repeated="1048553">
          <table:table-cell table:number-columns-repeated="14"/>
        </table:table-row>
        <table:table-row table:style-name="ro1">
          <table:table-cell table:number-columns-repeated="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19P0" style:volatile="true">
      <number:text>$</number:text>
      <number:number number:decimal-places="0" number:min-integer-digits="1" number:grouping="true"/>
      <number:text> </number:text>
    </number:number-style>
    <number:number-style style:name="N119">
      <number:text>($</number:text>
      <number:number number:decimal-places="0" number:min-integer-digits="1" number:grouping="true"/>
      <number:text>)</number:text>
      <style:map style:condition="value()&gt;=0" style:apply-style-name="N119P0"/>
    </number:number-style>
    <number:number-style style:name="N120P0" style:volatile="true">
      <number:text>$</number:text>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number:text>
      <style:map style:condition="value()&gt;=0" style:apply-style-name="N120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8P0" style:volatile="true">
      <number:text> </number:text>
      <number:number number:decimal-places="0" number:min-integer-digits="1" number:grouping="true"/>
      <number:text> </number:text>
    </number:number-style>
    <number:number-style style:name="N148P1" style:volatile="true">
      <number:text> (</number:text>
      <number:number number:decimal-places="0" number:min-integer-digits="1" number:grouping="true"/>
      <number:text>)</number:text>
    </number:number-style>
    <number:number-style style:name="N148P2" style:volatile="true">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number:text>
    </number:number-style>
    <number:number-style style:name="N150P1" style:volatile="true">
      <number:text> (</number:text>
      <number:number number:decimal-places="2" number:min-integer-digits="1" number:grouping="true"/>
      <number:text>)</number:text>
    </number:number-style>
    <number:number-style style:name="N150P2" style:volatile="true">
      <number:text> -</number:text>
      <number:number number: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7P0" style:volatile="true" number:language="en" number:country="US">
      <number:number number:decimal-places="0" number:min-integer-digits="1" number:grouping="true"/>
      <number:text> </number:text>
    </number:number-style>
    <number:number-style style:name="N8137" number:language="en" number:country="US">
      <number:text>(</number:text>
      <number:number number:decimal-places="0" number:min-integer-digits="1" number:grouping="true"/>
      <number:text>)</number:text>
      <style:map style:condition="value()&gt;=0" style:apply-style-name="N8137P0"/>
    </number:number-style>
    <number:number-style style:name="N8138P0" style:volatile="true" number:language="en" number:country="US">
      <number:number number:decimal-places="0" number:min-integer-digits="1" number:grouping="true"/>
      <number:text> </number:text>
    </number:number-style>
    <number:number-style style:name="N8138" number:language="en" number:country="US">
      <style:text-properties fo:color="#ff0000"/>
      <number:text>(</number:text>
      <number:number number:decimal-places="0" number:min-integer-digits="1" number:grouping="true"/>
      <number:text>)</number:text>
      <style:map style:condition="value()&gt;=0" style:apply-style-name="N8138P0"/>
    </number:number-style>
    <number:number-style style:name="N8139P0" style:volatile="true" number:language="en" number:country="US">
      <number:number number:decimal-places="2" number:min-integer-digits="1" number:grouping="true"/>
      <number:text> </number:text>
    </number:number-style>
    <number:number-style style:name="N8139" number:language="en" number:country="US">
      <number:text>(</number:text>
      <number:number number:decimal-places="2" number:min-integer-digits="1" number:grouping="true"/>
      <number:text>)</number:text>
      <style:map style:condition="value()&gt;=0" style:apply-style-name="N8139P0"/>
    </number:number-style>
    <number:number-style style:name="N8140P0" style:volatile="true" number:language="en" number:country="US">
      <number:number number:decimal-places="2" number:min-integer-digits="1" number:grouping="true"/>
      <number:text> </number:text>
    </number:number-style>
    <number:number-style style:name="N8140" number:language="en" number:country="US">
      <style:text-properties fo:color="#ff0000"/>
      <number:text>(</number:text>
      <number:number number:decimal-places="2" number:min-integer-digits="1" number:grouping="true"/>
      <number:text>)</number:text>
      <style:map style:condition="value()&gt;=0" style:apply-style-name="N8140P0"/>
    </number:number-style>
    <number:currency-style style:name="N8141P0" style:volatile="true" number:language="en" number:country="US">
      <number:currency-symbol/>
      <number:number number:decimal-places="0" number:min-integer-digits="1" number:grouping="true"/>
      <number:text> </number:text>
    </number:currency-style>
    <number:currency-style style:name="N8141" number:language="en" number:country="US">
      <number:text>(</number:text>
      <number:currency-symbol/>
      <number:number number:decimal-places="0" number:min-integer-digits="1" number:grouping="true"/>
      <number:text>)</number:text>
      <style:map style:condition="value()&gt;=0" style:apply-style-name="N8141P0"/>
    </number:currency-style>
    <number:currency-style style:name="N8142P0" style:volatile="true" number:language="en" number:country="US">
      <number:currency-symbol/>
      <number:number number:decimal-places="0" number:min-integer-digits="1" number:grouping="true"/>
      <number:text> </number:text>
    </number:currency-style>
    <number:currency-style style:name="N8142" number:language="en" number:country="US">
      <style:text-properties fo:color="#ff0000"/>
      <number:text>(</number:text>
      <number:currency-symbol/>
      <number:number number:decimal-places="0" number:min-integer-digits="1" number:grouping="true"/>
      <number:text>)</number:text>
      <style:map style:condition="value()&gt;=0" style:apply-style-name="N8142P0"/>
    </number:currency-style>
    <number:currency-style style:name="N8143P0" style:volatile="true" number:language="en" number:country="US">
      <number:currency-symbol/>
      <number:number number:decimal-places="2" number:min-integer-digits="1" number:grouping="true"/>
      <number:text> </number:text>
    </number:currency-style>
    <number:currency-style style:name="N8143" number:language="en" number:country="US">
      <number:text>(</number:text>
      <number:currency-symbol/>
      <number:number number:decimal-places="2" number:min-integer-digits="1" number:grouping="true"/>
      <number:text>)</number:text>
      <style:map style:condition="value()&gt;=0" style:apply-style-name="N8143P0"/>
    </number:currency-style>
    <number:currency-style style:name="N8144P0" style:volatile="true" number:language="en" number:country="US">
      <number:currency-symbol/>
      <number:number number:decimal-places="2" number:min-integer-digits="1" number:grouping="true"/>
      <number:text> </number:text>
    </number:currency-style>
    <number:currency-style style:name="N8144" number:language="en" number:country="US">
      <style:text-properties fo:color="#ff0000"/>
      <number:text>(</number:text>
      <number:currency-symbol/>
      <number:number number:decimal-places="2" number:min-integer-digits="1" number:grouping="true"/>
      <number:text>)</number:text>
      <style:map style:condition="value()&gt;=0" style:apply-style-name="N8144P0"/>
    </number:currency-style>
    <style:style style:name="Default" style:family="table-cell">
      <style:table-cell-properties style:rotation-align="none"/>
      <style:text-properties fo:color="#000000" style:font-name="Calibri" fo:font-size="11pt" fo:language="zxx" fo:country="none" style:font-size-asian="11pt" style:language-asian="zxx" style:country-asian="none" style:font-name-complex="Calibri" style:font-size-complex="11pt"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25__20_-_20_Accent1" style:display-name="Excel_BuiltIn_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20_25__20_-_20_Accent2" style:display-name="Excel_BuiltIn_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20_25__20_-_20_Accent3" style:display-name="Excel_BuiltIn_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20_25__20_-_20_Accent4" style:display-name="Excel_BuiltIn_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20_25__20_-_20_Accent5" style:display-name="Excel_BuiltIn_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20_25__20_-_20_Accent6" style:display-name="Excel_BuiltIn_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1" style:display-name="Excel_BuiltIn_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2" style:display-name="Excel_BuiltIn_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3" style:display-name="Excel_BuiltIn_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4" style:display-name="Excel_BuiltIn_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5" style:display-name="Excel_BuiltIn_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40_25__20_-_20_Accent6" style:display-name="Excel_BuiltIn_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60_25__20_-_20_Accent1" style:display-name="Excel_BuiltIn_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60_25__20_-_20_Accent2" style:display-name="Excel_BuiltIn_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60_25__20_-_20_Accent3" style:display-name="Excel_BuiltIn_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60_25__20_-_20_Accent4" style:display-name="Excel_BuiltIn_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60_25__20_-_20_Accent5" style:display-name="Excel_BuiltIn_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60_25__20_-_20_Accent6" style:display-name="Excel_BuiltIn_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Bad" style:display-name="Excel_BuiltIn_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Calculation" style:display-name="Excel_BuiltIn_Calculation" style:family="table-cell" style:parent-style-name="Default">
      <style:table-cell-properties fo:background-color="#c0c0c0"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Check_20_Cell" style:display-name="Excel_BuiltIn_Check Cell"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Explanatory_20_Text" style:display-name="Excel_BuiltIn_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5f_BuiltIn_5f_Good" style:display-name="Excel_BuiltIn_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Heading_20_1" style:display-name="Excel_BuiltIn_Heading 1" style:family="table-cell" style:parent-style-name="Default">
      <style:table-cell-properties fo:border-bottom="0.0555in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5f_BuiltIn_5f_Heading_20_2" style:display-name="Excel_BuiltIn_Heading 2" style:family="table-cell" style:parent-style-name="Default">
      <style:table-cell-properties fo:border-bottom="0.0555in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5f_BuiltIn_5f_Heading_20_3" style:display-name="Excel_BuiltIn_Heading 3" style:family="table-cell" style:parent-style-name="Default">
      <style:table-cell-properties fo:border-bottom="0.0346in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Heading_20_4" style:display-name="Excel_BuiltIn_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Input" style:display-name="Excel_BuiltIn_Input"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Linked_20_Cell" style:display-name="Excel_BuiltIn_Linked Cell"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5f_BuiltIn_5f_Note" style:display-name="Excel_BuiltIn_Note" style:family="table-cell" style:parent-style-name="Default">
      <style:table-cell-properties fo:background-color="#ffffcc" style:diagonal-bl-tr="none" style:diagonal-tl-br="none" fo:border="0.0138in solid #c0c0c0" style:rotation-align="none"/>
    </style:style>
    <style:style style:name="Excel_5f_BuiltIn_5f_Output" style:display-name="Excel_BuiltIn_Output" style:family="table-cell" style:parent-style-name="Default">
      <style:table-cell-properties fo:background-color="#c0c0c0"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Title" style:display-name="Excel_BuiltIn_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otal" style:display-name="Excel_BuiltIn_Total" style:family="table-cell" style:parent-style-name="Default">
      <style:table-cell-properties fo:border-bottom="0.0413in double #333399" style:border-line-width-bottom="0.0138in 0.0138in 0.0138in" style:diagonal-bl-tr="none" style:diagonal-tl-br="none" fo:border-left="none" fo:border-right="none" style:rotation-align="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5f_BuiltIn_5f_Warning_20_Text" style:display-name="Excel_BuiltIn_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header-style>
        <style:header-footer-properties fo:margin-left="0.048in" fo:margin-right="0.048in" fo:margin-bottom="0in"/>
      </style:header-style>
      <style:footer-style>
        <style:header-footer-properties fo:margin-left="0.048in" fo:margin-right="0.048in" fo:margin-top="0in"/>
      </style:footer-style>
    </style:page-layout>
    <style:page-layout style:name="Mpm5">
      <style:page-layout-properties style:num-format="1" style:print-orientation="portrait" fo:margin-top="0.75in" fo:margin-bottom="0.75in" fo:margin-left="0.7in" fo:margin-right="0.7in" style:first-page-number="continue" style:scale-to="100%"/>
      <style:header-style>
        <style:header-footer-properties fo:margin-left="0.048in" fo:margin-right="0.048in" fo:margin-bottom="0in"/>
      </style:header-style>
      <style:footer-style>
        <style:header-footer-properties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9">05/19/2020</text:date>, <text:time>10:19:33</text:time></text:p>
        </style:region-right>
      </style:header>
      <style:header-left style:display="false"/>
      <style:footer>
        <text:p>Page <text:page-number>1</text:page-number> / <text:page-count>99</text:page-count></text:p>
      </style:footer>
      <style:footer-left style:display="false"/>
    </style:master-page>
    <style:master-page style:name="PageStyle_5f_companies_20__28_5_29_" style:display-name="PageStyle_companies (5)" style:page-layout-name="Mpm3">
      <style:header style:display="false"/>
      <style:header-left style:display="false"/>
      <style:footer style:display="false"/>
      <style:footer-left style:display="false"/>
    </style:master-page>
    <style:master-page style:name="PageStyle_5f_companies" style:display-name="PageStyle_companies" style:page-layout-name="Mpm3">
      <style:header style:display="false"/>
      <style:header-left style:display="false"/>
      <style:footer style:display="false"/>
      <style:footer-left style:display="false"/>
    </style:master-page>
    <style:master-page style:name="PageStyle_5f_companies_20_1" style:display-name="PageStyle_companies 1" style:page-layout-name="Mpm4">
      <style:header style:display="false"/>
      <style:header-left style:display="false"/>
      <style:footer style:display="false"/>
      <style:footer-left style:display="false"/>
    </style:master-page>
    <style:master-page style:name="PageStyle_5f_companies_20__28_5_29__20_1" style:display-name="PageStyle_companies (5) 1" style:page-layout-name="Mpm4">
      <style:header style:display="false"/>
      <style:header-left style:display="false"/>
      <style:footer style:display="false"/>
      <style:footer-left style:display="false"/>
    </style:master-page>
    <style:master-page style:name="PageStyle_5f_companies_20__28_5_29__20_2" style:display-name="PageStyle_companies (5) 2" style:page-layout-name="Mpm4">
      <style:header style:display="false"/>
      <style:header-left style:display="false"/>
      <style:footer style:display="false"/>
      <style:footer-left style:display="false"/>
    </style:master-page>
    <style:master-page style:name="PageStyle_5f_companies_20__28_5_29__20_3" style:display-name="PageStyle_companies (5) 3" style:page-layout-name="Mpm4">
      <style:header style:display="false"/>
      <style:header-left style:display="false"/>
      <style:footer style:display="false"/>
      <style:footer-left style:display="false"/>
    </style:master-page>
    <style:master-page style:name="PageStyle_5f_companies_20__28_5_29__20_4" style:display-name="PageStyle_companies (5) 4" style:page-layout-name="Mpm4">
      <style:header style:display="false"/>
      <style:header-left style:display="false"/>
      <style:footer style:display="false"/>
      <style:footer-left style:display="false"/>
    </style:master-page>
    <style:master-page style:name="PageStyle_5f_companies_20__28_5_29__20_5" style:display-name="PageStyle_companies (5) 5" style:page-layout-name="Mpm4">
      <style:header style:display="false"/>
      <style:header-left style:display="false"/>
      <style:footer style:display="false"/>
      <style:footer-left style:display="false"/>
    </style:master-page>
    <style:master-page style:name="PageStyle_5f_companies_20__28_5_29__20_6" style:display-name="PageStyle_companies (5) 6"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1M17S</meta:editing-duration>
    <meta:editing-cycles>9</meta:editing-cycles>
    <meta:generator>OpenOffice/4.1.7$Win32 OpenOffice.org_project/417m1$Build-9800</meta:generator>
    <dc:date>2020-05-19T10:19:33.86</dc:date>
    <dc:creator>Shiv Kumar Sharma</dc:creator>
    <meta:document-statistic meta:table-count="1" meta:cell-count="270" meta:object-count="0"/>
    <meta:user-defined meta:name="Info 1"/>
    <meta:user-defined meta:name="Info 2"/>
    <meta:user-defined meta:name="Info 3"/>
    <meta:user-defined meta:name="Info 4"/>
  </office:meta>
</office:document-meta>
</file>